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4" style:family="table-cell" style:parent-style-name="Default" style:data-style-name="N99">
      <style:text-properties style:font-name="Liberation Sans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08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YR</text:p>
          </table:table-cell>
          <table:table-cell office:value-type="string" calcext:value-type="string">
            <text:p>R_1</text:p>
          </table:table-cell>
          <table:table-cell office:value-type="string" calcext:value-type="string">
            <text:p>R_2</text:p>
          </table:table-cell>
          <table:table-cell office:value-type="string" calcext:value-type="string">
            <text:p>R_3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disjoint?</text:p>
          </table:table-cell>
          <table:table-cell office:value-type="string" calcext:value-type="string">
            <text:p>Solution =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(1+SQRT(3))/3" office:value-type="float" office:value="0.910683602522959" calcext:value-type="float">
            <text:p>0.9106836025</text:p>
          </table:table-cell>
          <table:table-cell table:formula="of:=(1-SQRT(3))/3" office:value-type="float" office:value="-0.244016935856292" calcext:value-type="float">
            <text:p>-0.2440169359</text:p>
          </table:table-cell>
          <table:table-cell table:formula="of:=1/3" office:value-type="float" office:value="0.33333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formula="of:=ABS([.C2])" office:value-type="float" office:value="0" calcext:value-type="float">
            <text:p>0</text:p>
          </table:table-cell>
          <table:table-cell table:formula="of:=[.A2]+[.B2]*ABS([.E2])+[.B3]*ABS([.F2])+[.B4]*ABS([.G2])" office:value-type="float" office:value="6.55341801261479" calcext:value-type="float">
            <text:p>6.5534180126</text:p>
          </table:table-cell>
          <table:table-cell table:style-name="ce4" table:formula="of:=[.J2]&gt;[.K2]" office:value-type="boolean" office:boolean-value="false" calcext:value-type="boolean">
            <text:p>FALSE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1/3" office:value-type="float" office:value="0.333333333333333" calcext:value-type="float">
            <text:p>0.3333333333</text:p>
          </table:table-cell>
          <table:table-cell table:formula="of:=(1+SQRT(3))/3" office:value-type="float" office:value="0.910683602522959" calcext:value-type="float">
            <text:p>0.9106836025</text:p>
          </table:table-cell>
          <table:table-cell table:formula="of:=(1-SQRT(3))/3" office:value-type="float" office:value="-0.244016935856292" calcext:value-type="float">
            <text:p>-0.2440169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formula="of:=ABS([.C3])" office:value-type="float" office:value="4" calcext:value-type="float">
            <text:p>4</text:p>
          </table:table-cell>
          <table:table-cell table:formula="of:=[.A3]+[.B2]*ABS([.E3])+[.B3]*ABS([.F3])+[.B4]*ABS([.G3])" office:value-type="float" office:value="5.06538414090221" calcext:value-type="float">
            <text:p>5.0653841409</text:p>
          </table:table-cell>
          <table:table-cell table:style-name="ce4" table:formula="of:=[.J3]&gt;[.K3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(1-SQRT(3))/3" office:value-type="float" office:value="-0.244016935856292" calcext:value-type="float">
            <text:p>-0.2440169359</text:p>
          </table:table-cell>
          <table:table-cell table:formula="of:=1/3" office:value-type="float" office:value="0.333333333333333" calcext:value-type="float">
            <text:p>0.3333333333</text:p>
          </table:table-cell>
          <table:table-cell table:formula="of:=(1+SQRT(3))/3" office:value-type="float" office:value="0.910683602522959" calcext:value-type="float">
            <text:p>0.9106836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3</text:p>
          </table:table-cell>
          <table:table-cell table:formula="of:=ABS([.C4])" office:value-type="float" office:value="3" calcext:value-type="float">
            <text:p>3</text:p>
          </table:table-cell>
          <table:table-cell table:formula="of:=[.A4]+[.B2]*ABS([.E4])+[.B3]*ABS([.F4])+[.B4]*ABS([.G4])" office:value-type="float" office:value="3.3094010767585" calcext:value-type="float">
            <text:p>3.3094010768</text:p>
          </table:table-cell>
          <table:table-cell table:style-name="ce4" table:formula="of:=[.J4]&gt;[.K4]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33" calcext:value-type="float">
            <text:p>3.33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table:formula="of:=ABS([.C2]*[.E2]+[.C3]*[.E3]+[.C4]*[.E4])" office:value-type="float" office:value="0.601282525764456" calcext:value-type="float">
            <text:p>0.6012825258</text:p>
          </table:table-cell>
          <table:table-cell table:formula="of:=[.A2]*ABS([.E2])+[.A3]*ABS([.E3])+[.A4]*ABS([.E4])+[.B2]" office:value-type="float" office:value="6.64273441009184" calcext:value-type="float">
            <text:p>6.6427344101</text:p>
          </table:table-cell>
          <table:table-cell table:style-name="ce4" table:formula="of:=[.J5]&gt;[.K5]" office:value-type="boolean" office:boolean-value="false" calcext:value-type="boolean">
            <text:p>FALSE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2" calcext:value-type="float">
            <text:p>2.2</text:p>
          </table:table-cell>
          <table:table-cell office:value-type="float" office:value="-1.6" calcext:value-type="float">
            <text:p>-1.6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table:formula="of:=ABS([.C2]*[.F2]+[.C3]*[.F3]+[.C4]*[.F4])" office:value-type="float" office:value="4.64273441009184" calcext:value-type="float">
            <text:p>4.6427344101</text:p>
          </table:table-cell>
          <table:table-cell table:formula="of:=[.A2]*ABS([.F2])+[.A3]*ABS([.F3])+[.A4]*ABS([.F4])+[.B3]" office:value-type="float" office:value="4.88675134594813" calcext:value-type="float">
            <text:p>4.8867513459</text:p>
          </table:table-cell>
          <table:table-cell table:style-name="ce4" table:formula="of:=[.J6]&gt;[.K6]" office:value-type="boolean" office:boolean-value="false" calcext:value-type="boolean">
            <text:p>FALSE</text:p>
          </table:table-cell>
          <table:table-cell/>
          <table:table-cell office:value-type="float" office:value="-1.2" calcext:value-type="float">
            <text:p>-1.2</text:p>
          </table:table-cell>
          <table:table-cell office:value-type="float" office:value="4.6" calcext:value-type="float">
            <text:p>4.6</text:p>
          </table:table-cell>
          <table:table-cell office:value-type="float" office:value="1.7" calcext:value-type="float">
            <text:p>1.7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B3</text:p>
          </table:table-cell>
          <table:table-cell table:formula="of:=ABS([.C2]*[.G2]+[.C3]*[.G3]+[.C4]*[.G4])" office:value-type="float" office:value="1.75598306414371" calcext:value-type="float">
            <text:p>1.7559830641</text:p>
          </table:table-cell>
          <table:table-cell table:formula="of:=[.A2]*ABS([.G2])+[.A3]*ABS([.G3])+[.A4]*ABS([.G4])+[.B4]" office:value-type="float" office:value="3.39871747423554" calcext:value-type="float">
            <text:p>3.3987174742</text:p>
          </table:table-cell>
          <table:table-cell table:style-name="ce4" table:formula="of:=[.J7]&gt;[.K7]" office:value-type="boolean" office:boolean-value="false" calcext:value-type="boolean">
            <text:p>FALSE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-1.2" calcext:value-type="float">
            <text:p>-1.2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A1 x B1</text:p>
          </table:table-cell>
          <table:table-cell table:formula="of:=ABS([.C4]*[.E3]-[.C3]*[.E4])" office:value-type="float" office:value="1.97606774342517" calcext:value-type="float">
            <text:p>1.9760677434</text:p>
          </table:table-cell>
          <table:table-cell table:formula="of:=[.A3]*ABS([.E4])+[.A4]*ABS([.E3])+[.B3]*ABS([.G2])+[.B4]*ABS([.F2])" office:value-type="float" office:value="1.73205080756888" calcext:value-type="float">
            <text:p>1.7320508076</text:p>
          </table:table-cell>
          <table:table-cell table:style-name="ce4" table:formula="of:=[.J8]&gt;[.K8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-1.22" calcext:value-type="float">
            <text:p>-1.22</text:p>
          </table:table-cell>
          <table:table-cell/>
          <table:table-cell office:value-type="float" office:value="2.57735" calcext:value-type="float">
            <text:p>2.577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A1 x B2</text:p>
          </table:table-cell>
          <table:table-cell table:formula="of:=ABS([.C4]*[.F3]-[.C3]*[.F4])" office:value-type="float" office:value="1.39871747423554" calcext:value-type="float">
            <text:p>1.3987174742</text:p>
          </table:table-cell>
          <table:table-cell table:formula="of:=[.A3]*ABS([.F4])+[.A4]*ABS([.F3])+[.B2]*ABS([.G2])+[.B4]*ABS([.E2])" office:value-type="float" office:value="3.48803387171258" calcext:value-type="float">
            <text:p>3.4880338717</text:p>
          </table:table-cell>
          <table:table-cell table:style-name="ce4" table:formula="of:=[.J9]&gt;[.K9]" office:value-type="boolean" office:boolean-value="false" calcext:value-type="boolean">
            <text:p>FALS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.55" calcext:value-type="float">
            <text:p>4.55</text:p>
          </table:table-cell>
          <table:table-cell/>
          <table:table-cell office:value-type="float" office:value="2.57735" calcext:value-type="float">
            <text:p>2.5773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A1 x B3</text:p>
          </table:table-cell>
          <table:table-cell table:formula="of:=ABS([.C4]*[.G3]-[.C3]*[.G4])" office:value-type="float" office:value="4.37478521766071" calcext:value-type="float">
            <text:p>4.3747852177</text:p>
          </table:table-cell>
          <table:table-cell table:formula="of:=[.A3]*ABS([.G4])+[.A4]*ABS([.G3])+[.B2]*ABS([.F2])+[.B3]*ABS([.E2])" office:value-type="float" office:value="4.61880215351701" calcext:value-type="float">
            <text:p>4.6188021535</text:p>
          </table:table-cell>
          <table:table-cell table:style-name="ce4" table:formula="of:=[.J10]&gt;[.K10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.67" calcext:value-type="float">
            <text:p>1.67</text:p>
          </table:table-cell>
          <table:table-cell/>
          <table:table-cell office:value-type="float" office:value="0.8453" calcext:value-type="float">
            <text:p>0.8453</text:p>
          </table:table-cell>
          <table:table-cell table:number-columns-repeated="4"/>
          <table:table-cell table:style-name="ce3" office:value-type="string" calcext:value-type="string">
            <text:p>A</text:p>
          </table:table-cell>
          <table:table-cell office:value-type="string" calcext:value-type="string">
            <text:p>A2 x B1</text:p>
          </table:table-cell>
          <table:table-cell table:formula="of:=ABS([.C2]*[.E4]-[.C4]*[.E2])" office:value-type="float" office:value="2.73205080756888" calcext:value-type="float">
            <text:p>2.7320508076</text:p>
          </table:table-cell>
          <table:table-cell table:formula="of:=[.A2]*ABS([.E4])+[.A4]*ABS([.E2])+[.B3]*ABS([.G3])+[.B4]*ABS([.F3])" office:value-type="float" office:value="3.04145188432738" calcext:value-type="float">
            <text:p>3.0414518843</text:p>
          </table:table-cell>
          <table:table-cell table:style-name="ce4" table:formula="of:=[.J11]&gt;[.K11]" office:value-type="boolean" office:boolean-value="false" calcext:value-type="boolean">
            <text:p>FAL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" office:value-type="string" calcext:value-type="string">
            <text:p>B</text:p>
          </table:table-cell>
          <table:table-cell office:value-type="string" calcext:value-type="string">
            <text:p>A2 x B2</text:p>
          </table:table-cell>
          <table:table-cell table:formula="of:=ABS([.C2]*[.F4]-[.C4]*[.F2])" office:value-type="float" office:value="0.732050807568877" calcext:value-type="float">
            <text:p>0.7320508076</text:p>
          </table:table-cell>
          <table:table-cell table:formula="of:=[.A2]*ABS([.F4])+[.A4]*ABS([.F2])+[.B2]*ABS([.G3])+[.B4]*ABS([.E3])" office:value-type="float" office:value="2.3094010767585" calcext:value-type="float">
            <text:p>2.3094010768</text:p>
          </table:table-cell>
          <table:table-cell table:style-name="ce4" table:formula="of:=[.J12]&gt;[.K12]" office:value-type="boolean" office:boolean-value="false" calcext:value-type="boolean">
            <text:p>FALSE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.07" calcext:value-type="float">
            <text:p>1.07</text:p>
          </table:table-cell>
          <table:table-cell table:number-columns-repeated="6"/>
          <table:table-cell table:style-name="ce3" office:value-type="string" calcext:value-type="string">
            <text:p>C</text:p>
          </table:table-cell>
          <table:table-cell office:value-type="string" calcext:value-type="string">
            <text:p>A2 x B3</text:p>
          </table:table-cell>
          <table:table-cell table:formula="of:=ABS([.C2]*[.G4]-[.C4]*[.G2])" office:value-type="float" office:value="1" calcext:value-type="float">
            <text:p>1</text:p>
          </table:table-cell>
          <table:table-cell table:formula="of:=[.A2]*ABS([.G4])+[.A4]*ABS([.G2])+[.B2]*ABS([.F3])+[.B3]*ABS([.E3])" office:value-type="float" office:value="6.46410161513775" calcext:value-type="float">
            <text:p>6.4641016151</text:p>
          </table:table-cell>
          <table:table-cell table:style-name="ce4" table:formula="of:=[.J13]&gt;[.K13]" office:value-type="boolean" office:boolean-value="false" calcext:value-type="boolean">
            <text:p>FALSE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08"/>
        </table:table-row>
        <table:table-row table:style-name="ro1">
          <table:table-cell office:value-type="float" office:value="-0.78" calcext:value-type="float">
            <text:p>-0.78</text:p>
          </table:table-cell>
          <table:table-cell table:style-name="Default"/>
          <table:table-cell table:number-columns-repeated="5"/>
          <table:table-cell table:style-name="ce3" office:value-type="string" calcext:value-type="string">
            <text:p>D</text:p>
          </table:table-cell>
          <table:table-cell office:value-type="string" calcext:value-type="string">
            <text:p>A3 x B1</text:p>
          </table:table-cell>
          <table:table-cell table:formula="of:=ABS([.C3]*[.E2]-[.C2]*[.E3])" office:value-type="float" office:value="3.64273441009184" calcext:value-type="float">
            <text:p>3.6427344101</text:p>
          </table:table-cell>
          <table:table-cell table:formula="of:=[.A2]*ABS([.E3])+[.A3]*ABS([.E2])+[.B3]*ABS([.G4])+[.B4]*ABS([.F4])" office:value-type="float" office:value="4.97606774342517" calcext:value-type="float">
            <text:p>4.9760677434</text:p>
          </table:table-cell>
          <table:table-cell table:style-name="ce4" table:formula="of:=[.J14]&gt;[.K14]" office:value-type="boolean" office:boolean-value="false" calcext:value-type="boolean">
            <text:p>FALS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Default" office:value-type="float" office:value="2.91" calcext:value-type="float">
            <text:p>2.91</text:p>
          </table:table-cell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E</text:p>
          </table:table-cell>
          <table:table-cell office:value-type="string" calcext:value-type="string">
            <text:p>A3 x B2</text:p>
          </table:table-cell>
          <table:table-cell table:formula="of:=ABS([.C3]*[.F2]-[.C2]*[.F3])" office:value-type="float" office:value="0.97606774342517" calcext:value-type="float">
            <text:p>0.9760677434</text:p>
          </table:table-cell>
          <table:table-cell table:formula="of:=[.A2]*ABS([.F3])+[.A3]*ABS([.F2])+[.B2]*ABS([.G4])+[.B4]*ABS([.E4])" office:value-type="float" office:value="6.19615242270663" calcext:value-type="float">
            <text:p>6.1961524227</text:p>
          </table:table-cell>
          <table:table-cell table:style-name="ce4" table:formula="of:=[.J15]&gt;[.K15]" office:value-type="boolean" office:boolean-value="false" calcext:value-type="boolean">
            <text:p>FALS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" office:value-type="string" calcext:value-type="string">
            <text:p>F</text:p>
          </table:table-cell>
          <table:table-cell office:value-type="string" calcext:value-type="string">
            <text:p>A3 x B3</text:p>
          </table:table-cell>
          <table:table-cell table:formula="of:=ABS([.C3]*[.G2]-[.C2]*[.G3])" office:value-type="float" office:value="1.33333333333333" calcext:value-type="float">
            <text:p>1.3333333333</text:p>
          </table:table-cell>
          <table:table-cell table:formula="of:=[.A2]*ABS([.G3])+[.A3]*ABS([.G2])+[.B2]*ABS([.F4])+[.B3]*ABS([.E4])" office:value-type="float" office:value="2.88675134594813" calcext:value-type="float">
            <text:p>2.8867513459</text:p>
          </table:table-cell>
          <table:table-cell table:style-name="ce4" table:formula="of:=[.J16]&gt;[.K16]" office:value-type="boolean" office:boolean-value="false" calcext:value-type="boolean">
            <text:p>FALSE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6"/>
          <table:table-cell office:value-type="string" calcext:value-type="string">
            <text:p>sum</text:p>
          </table:table-cell>
          <table:table-cell table:style-name="ce4" table:formula="of:=OR([.L2:.L16])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</text:p>
          </table:table-cell>
          <table:table-cell table:style-name="ce2" office:value-type="float" office:value="0.910684" calcext:value-type="float">
            <text:p>0.91068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-0.244017" calcext:value-type="float">
            <text:p>-0.244017</text:p>
          </table:table-cell>
          <table:table-cell office:value-type="float" office:value="0" calcext:value-type="float">
            <text:p>0</text:p>
          </table:table-cell>
          <table:table-cell table:formula="of:=[.B21]*[.E21]" office:value-type="float" office:value="0" calcext:value-type="float">
            <text:p>0</text:p>
          </table:table-cell>
          <table:table-cell table:formula="of:=[.C21]*[.E21]" office:value-type="float" office:value="0" calcext:value-type="float">
            <text:p>0</text:p>
          </table:table-cell>
          <table:table-cell table:formula="of:=[.D21]*[.E21]" office:value-type="float" office:value="-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table:style-name="Default" office:value-type="float" office:value="-0.244017" calcext:value-type="float">
            <text:p>-0.244017</text:p>
          </table:table-cell>
          <table:table-cell office:value-type="float" office:value="0.910684" calcext:value-type="float">
            <text:p>0.91068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formula="of:=[.B22]*[.E22]" office:value-type="float" office:value="-0" calcext:value-type="float">
            <text:p>0</text:p>
          </table:table-cell>
          <table:table-cell table:formula="of:=[.C22]*[.E22]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3</text:p>
          </table:table-cell>
          <table:table-cell table:style-name="Default" office:value-type="float" office:value="0.333333" calcext:value-type="float">
            <text:p>0.333333</text:p>
          </table:table-cell>
          <table:table-cell office:value-type="float" office:value="-0.244017" calcext:value-type="float">
            <text:p>-0.244017</text:p>
          </table:table-cell>
          <table:table-cell office:value-type="float" office:value="0.910684" calcext:value-type="float">
            <text:p>0.910684</text:p>
          </table:table-cell>
          <table:table-cell office:value-type="float" office:value="3.35" calcext:value-type="float">
            <text:p>3.35</text:p>
          </table:table-cell>
          <table:table-cell table:formula="of:=[.B23]*[.E23]" office:value-type="float" office:value="1.11666555" calcext:value-type="float">
            <text:p>1.11666555</text:p>
          </table:table-cell>
          <table:table-cell table:formula="of:=[.C23]*[.E23]" office:value-type="float" office:value="-0.81745695" calcext:value-type="float">
            <text:p>-0.81745695</text:p>
          </table:table-cell>
          <table:table-cell table:formula="of:=[.D23]*[.E23]" office:value-type="float" office:value="3.0507914" calcext:value-type="float">
            <text:p>3.0507914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v'</text:p>
          </table:table-cell>
          <table:table-cell table:formula="of:=SUM([.F21:.F23])" office:value-type="float" office:value="1.11666555" calcext:value-type="float">
            <text:p>1.11666555</text:p>
          </table:table-cell>
          <table:table-cell table:formula="of:=SUM([.G21:.G23])" office:value-type="float" office:value="-0.81745695" calcext:value-type="float">
            <text:p>-0.81745695</text:p>
          </table:table-cell>
          <table:table-cell table:formula="of:=SUM([.H21:.H23])" office:value-type="float" office:value="3.0507914" calcext:value-type="float">
            <text:p>3.0507914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1:Sheet1.L1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19:21:32.243162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6-05-02T10:04:39.456097293</meta:creation-date>
    <dc:date>2016-05-03T12:52:42.967747244</dc:date>
    <dc:creator>Nick </dc:creator>
    <meta:editing-duration>PT2H26M22S</meta:editing-duration>
    <meta:editing-cycles>3</meta:editing-cycles>
    <meta:generator>LibreOffice/4.2.8.2$Linux_X86_64 LibreOffice_project/420m0$Build-2</meta:generator>
    <meta:document-statistic meta:table-count="1" meta:cell-count="200" meta:object-count="0"/>
  </office:meta>
</office:document-meta>
</file>